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text-position="sub 66.6%"/>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bookmark-start text:name="_Hlk190075206"/></text:p>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9C, Quiz<text:s/></text:span><text:span text:style-name="T8">3</text:span></text:p>
      <text:p text:style-name="Standard"/>
      <text:p text:style-name="P9">A- Read all the quiz once, or twice, before beginning to write. Make sure to comprehend all questions and start with those you<text:s/>feel<text:s/>most confident.</text:p>
      <text:p text:style-name="P10">B – Be clear and concise. There are no extra points for being verbose or writing extra.</text:p>
      <text:p text:style-name="P11">C –Only use the white pages that I will provide. You have 50 minutes to answer the quiz.</text:p>
      <text:p text:style-name="P12">---------------------------------------------------------------------------------------------------------------------------</text:p>
      <text:p text:style-name="Standard"><text:span text:style-name="T13">Problem 1</text:span></text:p>
      <text:p text:style-name="Standard"/>
      <text:p text:style-name="Standard">José had two motorcycles that he sold<text:s/>for<text:s/>1000 B./ each. For one of them, he earned 15%, and for the other, he had a 15% loss. Did he have a net loss, gain, or did he end up the same?</text:p>
      <text:p text:style-name="Standard"/>
      <text:p text:style-name="Standard"><text:span text:style-name="T14">Problem 2</text:span></text:p>
      <text:p text:style-name="Standard"/>
      <text:p text:style-name="Standard">A capacitor with plates separated by distance<text:s/><text:span text:style-name="T15">d</text:span><text:s/>is charged to a potential difference<text:s/><draw:frame draw:style-name="a0" text:anchor-type="as-char" svg:x="0in" svg:y="0in" svg:width="0.20833in" svg:height="0.19792in" style:rel-width="scale" style:rel-height="scale"><draw:object xlink:href="Object 1/" xlink:type="simple" xlink:show="embed" xlink:actuate="onLoad"/></draw:frame>. All wires and batteries are disconnected, then the two plates are pulled apart (with insulated handles) to a new separation of distance<text:s/><text:span text:style-name="T16">2d.</text:span></text:p>
      <text:p text:style-name="Standard"/>
      <text:p text:style-name="Standard">a. Does the capacitor charge Q change as the separation increases? If so, by what factor? If not, why not?</text:p>
      <text:p text:style-name="Standard">b. Does the electric field strength E change as the separation increases? If so, by what factor? If not, why not?</text:p>
      <text:p text:style-name="Standard">c. Does the potential difference<text:s/><draw:frame draw:style-name="a1" text:anchor-type="as-char" svg:x="0in" svg:y="0in" svg:width="0.20833in" svg:height="0.19792in" style:rel-width="scale" style:rel-height="scale"><draw:object xlink:href="Object 2/" xlink:type="simple" xlink:show="embed" xlink:actuate="onLoad"/></draw:frame><text:s/>change as the separation increases? If so, by what factor? If not, why not?</text:p>
      <text:p text:style-name="Standard"/>
      <text:p text:style-name="Standard"><text:span text:style-name="T17">Problem 3</text:span></text:p>
      <text:p text:style-name="Standard"/>
      <text:p text:style-name="Standard">With a velocity of v<text:span text:style-name="T18">0,</text:span><text:s/>an electron is launched perpendicularly towards a huge charged 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bookmark-end text:name="_Hlk190075206"/></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2-10T16:50:00Z</dc:date>
    <meta:template xlink:href="Normal" xlink:type="simple"/>
    <meta:editing-cycles>13</meta:editing-cycles>
    <meta:editing-duration>PT31200S</meta:editing-duration>
    <meta:document-statistic meta:page-count="1" meta:paragraph-count="3" meta:word-count="254" meta:character-count="1702" meta:row-count="12" meta:non-whitespace-character-count="1451"/>
  </office:meta>
</office:document-meta>
</file>

<file path=Object 1/content.xml><?xml version="1.0" encoding="utf-8"?>
<mml:math xmlns:mml="http://www.w3.org/1998/Math/MathML" xmlns:m="http://schemas.openxmlformats.org/officeDocument/2006/math">
  <mml:mi mathvariant="normal">Δ</mml:mi>
  <mml:mi>V</mml:mi>
</mml:math>
</file>

<file path=Object 2/content.xml><?xml version="1.0" encoding="utf-8"?>
<mml:math xmlns:mml="http://www.w3.org/1998/Math/MathML" xmlns:m="http://schemas.openxmlformats.org/officeDocument/2006/math">
  <mml:mi mathvariant="normal">Δ</mml:mi>
  <mml:mi>V</mml:mi>
</mml:math>
</file>